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1.097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3.249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ample_cs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ndex 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d_1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table:formula="of:=[.$E2]*EXP(-[.$D2]*[.F$1])" office:value-type="float" office:value="90.483741803596" calcext:value-type="float">
            <text:p>90,483741803596</text:p>
          </table:table-cell>
          <table:table-cell table:formula="of:=[.$E2]*EXP(-[.$D2]*[.G$1])" office:value-type="float" office:value="81.8730753077982" calcext:value-type="float">
            <text:p>81,8730753077982</text:p>
          </table:table-cell>
          <table:table-cell table:formula="of:=[.$E2]*EXP(-[.$D2]*[.H$1])" office:value-type="float" office:value="74.0818220681718" calcext:value-type="float">
            <text:p>74,0818220681718</text:p>
          </table:table-cell>
          <table:table-cell table:formula="of:=[.$E2]*EXP(-[.$D2]*[.I$1])" office:value-type="float" office:value="67.0320046035639" calcext:value-type="float">
            <text:p>67,0320046035639</text:p>
          </table:table-cell>
          <table:table-cell table:formula="of:=[.$E2]*EXP(-[.$D2]*[.J$1])" office:value-type="float" office:value="54.8811636094026" calcext:value-type="float">
            <text:p>54,8811636094026</text:p>
          </table:table-cell>
          <table:table-cell table:formula="of:=[.$E2]*EXP(-[.$D2]*[.K$1])" office:value-type="float" office:value="44.9328964117222" calcext:value-type="float">
            <text:p>44,9328964117222</text:p>
          </table:table-cell>
          <table:table-cell table:formula="of:=[.$E2]*EXP(-[.$D2]*[.L$1])" office:value-type="float" office:value="36.7879441171442" calcext:value-type="float">
            <text:p>36,7879441171442</text:p>
          </table:table-cell>
          <table:table-cell table:formula="of:=[.$E2]*EXP(-[.$D2]*[.M$1])" office:value-type="float" office:value="20.1896517994655" calcext:value-type="float">
            <text:p>20,18965179946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d_1</text:p>
          </table:table-cell>
          <table:table-cell office:value-type="float" office:value="30" calcext:value-type="float">
            <text:p>30</text:p>
          </table:table-cell>
          <table:table-cell office:value-type="float" office:value="0.02" calcext:value-type="float">
            <text:p>0,02</text:p>
          </table:table-cell>
          <table:table-cell office:value-type="float" office:value="100" calcext:value-type="float">
            <text:p>100</text:p>
          </table:table-cell>
          <table:table-cell table:formula="of:=[.$E3]*EXP(-[.$D3]*[.F$1])" office:value-type="float" office:value="81.8730753077982" calcext:value-type="float">
            <text:p>81,8730753077982</text:p>
          </table:table-cell>
          <table:table-cell table:formula="of:=[.$E3]*EXP(-[.$D3]*[.G$1])" office:value-type="float" office:value="67.0320046035639" calcext:value-type="float">
            <text:p>67,0320046035639</text:p>
          </table:table-cell>
          <table:table-cell table:formula="of:=[.$E3]*EXP(-[.$D3]*[.H$1])" office:value-type="float" office:value="54.8811636094026" calcext:value-type="float">
            <text:p>54,8811636094026</text:p>
          </table:table-cell>
          <table:table-cell table:formula="of:=[.$E3]*EXP(-[.$D3]*[.I$1])" office:value-type="float" office:value="44.9328964117222" calcext:value-type="float">
            <text:p>44,9328964117222</text:p>
          </table:table-cell>
          <table:table-cell table:formula="of:=[.$E3]*EXP(-[.$D3]*[.J$1])" office:value-type="float" office:value="30.1194211912202" calcext:value-type="float">
            <text:p>30,1194211912202</text:p>
          </table:table-cell>
          <table:table-cell table:formula="of:=[.$E3]*EXP(-[.$D3]*[.K$1])" office:value-type="float" office:value="20.1896517994655" calcext:value-type="float">
            <text:p>20,1896517994655</text:p>
          </table:table-cell>
          <table:table-cell/>
          <table:table-cell table:formula="of:=[.$E3]*EXP(-[.$D3]*[.M$1])" office:value-type="float" office:value="4.07622039783662" calcext:value-type="float">
            <text:p>4,076220397836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rd_1</text:p>
          </table:table-cell>
          <table:table-cell office:value-type="float" office:value="40" calcext:value-type="float">
            <text:p>40</text:p>
          </table:table-cell>
          <table:table-cell office:value-type="float" office:value="0.038" calcext:value-type="float">
            <text:p>0,038</text:p>
          </table:table-cell>
          <table:table-cell office:value-type="float" office:value="100" calcext:value-type="float">
            <text:p>100</text:p>
          </table:table-cell>
          <table:table-cell table:formula="of:=[.$E4]*EXP(-[.$D4]*[.F$1])" office:value-type="float" office:value="68.3861409212356" calcext:value-type="float">
            <text:p>68,3861409212356</text:p>
          </table:table-cell>
          <table:table-cell table:formula="of:=[.$E4]*EXP(-[.$D4]*[.G$1])" office:value-type="float" office:value="46.7666427009909" calcext:value-type="float">
            <text:p>46,7666427009909</text:p>
          </table:table-cell>
          <table:table-cell table:formula="of:=[.$E4]*EXP(-[.$D4]*[.H$1])" office:value-type="float" office:value="31.9819021816304" calcext:value-type="float">
            <text:p>31,9819021816304</text:p>
          </table:table-cell>
          <table:table-cell table:formula="of:=[.$E4]*EXP(-[.$D4]*[.I$1])" office:value-type="float" office:value="21.8711886952215" calcext:value-type="float">
            <text:p>21,8711886952215</text:p>
          </table:table-cell>
          <table:table-cell table:formula="of:=[.$E4]*EXP(-[.$D4]*[.J$1])" office:value-type="float" office:value="10.2284206715537" calcext:value-type="float">
            <text:p>10,2284206715537</text:p>
          </table:table-cell>
          <table:table-cell table:formula="of:=[.$E4]*EXP(-[.$D4]*[.K$1])" office:value-type="float" office:value="4.78348894941984" calcext:value-type="float">
            <text:p>4,78348894941984</text:p>
          </table:table-cell>
          <table:table-cell table:formula="of:=[.$E4]*EXP(-[.$D4]*[.L$1])" office:value-type="float" office:value="2.23707718561656" calcext:value-type="float">
            <text:p>2,2370771856165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p2</text:p>
          </table:table-cell>
          <table:table-cell office:value-type="float" office:value="20" calcext:value-type="float">
            <text:p>20</text:p>
          </table:table-cell>
          <table:table-cell office:value-type="float" office:value="0.0078" calcext:value-type="float">
            <text:p>0,0078</text:p>
          </table:table-cell>
          <table:table-cell office:value-type="float" office:value="100" calcext:value-type="float">
            <text:p>100</text:p>
          </table:table-cell>
          <table:table-cell table:formula="of:=[.$E5]*EXP(-[.$D5]*[.F$1])" office:value-type="float" office:value="92.4964426543539" calcext:value-type="float">
            <text:p>92,4964426543539</text:p>
          </table:table-cell>
          <table:table-cell table:formula="of:=[.$E5]*EXP(-[.$D5]*[.G$1])" office:value-type="float" office:value="85.5559190371018" calcext:value-type="float">
            <text:p>85,5559190371018</text:p>
          </table:table-cell>
          <table:table-cell table:formula="of:=[.$E5]*EXP(-[.$D5]*[.H$1])" office:value-type="float" office:value="79.1361815895584" calcext:value-type="float">
            <text:p>79,1361815895584</text:p>
          </table:table-cell>
          <table:table-cell table:formula="of:=[.$E5]*EXP(-[.$D5]*[.I$1])" office:value-type="float" office:value="73.1981528228313" calcext:value-type="float">
            <text:p>73,1981528228313</text:p>
          </table:table-cell>
          <table:table-cell/>
          <table:table-cell table:formula="of:=[.$E5]*EXP(-[.$D5]*[.K$1])" office:value-type="float" office:value="53.5796957667456" calcext:value-type="float">
            <text:p>53,5796957667456</text:p>
          </table:table-cell>
          <table:table-cell table:formula="of:=[.$E5]*EXP(-[.$D5]*[.L$1])" office:value-type="float" office:value="45.8406011305224" calcext:value-type="float">
            <text:p>45,8406011305224</text:p>
          </table:table-cell>
          <table:table-cell table:formula="of:=[.$E5]*EXP(-[.$D5]*[.M$1])" office:value-type="float" office:value="28.7078379845702" calcext:value-type="float">
            <text:p>28,70783798457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xp2</text:p>
          </table:table-cell>
          <table:table-cell office:value-type="float" office:value="30" calcext:value-type="float">
            <text:p>30</text:p>
          </table:table-cell>
          <table:table-cell table:formula="of:=[.D5]*2" office:value-type="float" office:value="0.0156" calcext:value-type="float">
            <text:p>0,0156</text:p>
          </table:table-cell>
          <table:table-cell office:value-type="float" office:value="100" calcext:value-type="float">
            <text:p>100</text:p>
          </table:table-cell>
          <table:table-cell table:formula="of:=[.$E6]*EXP(-[.$D6]*[.F$1])" office:value-type="float" office:value="85.5559190371018" calcext:value-type="float">
            <text:p>85,5559190371018</text:p>
          </table:table-cell>
          <table:table-cell/>
          <table:table-cell table:formula="of:=[.$E6]*EXP(-[.$D6]*[.H$1])" office:value-type="float" office:value="62.6253523657556" calcext:value-type="float">
            <text:p>62,6253523657556</text:p>
          </table:table-cell>
          <table:table-cell table:formula="of:=[.$E6]*EXP(-[.$D6]*[.I$1])" office:value-type="float" office:value="53.5796957667456" calcext:value-type="float">
            <text:p>53,5796957667456</text:p>
          </table:table-cell>
          <table:table-cell table:formula="of:=[.$E6]*EXP(-[.$D6]*[.J$1])" office:value-type="float" office:value="39.2193475893505" calcext:value-type="float">
            <text:p>39,2193475893505</text:p>
          </table:table-cell>
          <table:table-cell table:formula="of:=[.$E6]*EXP(-[.$D6]*[.K$1])" office:value-type="float" office:value="28.7078379845702" calcext:value-type="float">
            <text:p>28,7078379845702</text:p>
          </table:table-cell>
          <table:table-cell table:formula="of:=[.$E6]*EXP(-[.$D6]*[.L$1])" office:value-type="float" office:value="21.0136071200765" calcext:value-type="float">
            <text:p>21,0136071200765</text:p>
          </table:table-cell>
          <table:table-cell table:formula="of:=[.$E6]*EXP(-[.$D6]*[.M$1])" office:value-type="float" office:value="8.2413996174833" calcext:value-type="float">
            <text:p>8,24139961748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xp2</text:p>
          </table:table-cell>
          <table:table-cell office:value-type="float" office:value="40" calcext:value-type="float">
            <text:p>40</text:p>
          </table:table-cell>
          <table:table-cell table:formula="of:=[.D6]*1.87" office:value-type="float" office:value="0.029172" calcext:value-type="float">
            <text:p>0,029172</text:p>
          </table:table-cell>
          <table:table-cell office:value-type="float" office:value="100" calcext:value-type="float">
            <text:p>100</text:p>
          </table:table-cell>
          <table:table-cell table:formula="of:=[.$E7]*EXP(-[.$D7]*[.F$1])" office:value-type="float" office:value="74.6977660439489" calcext:value-type="float">
            <text:p>74,6977660439489</text:p>
          </table:table-cell>
          <table:table-cell table:formula="of:=[.$E7]*EXP(-[.$D7]*[.G$1])" office:value-type="float" office:value="55.7975625195652" calcext:value-type="float">
            <text:p>55,7975625195652</text:p>
          </table:table-cell>
          <table:table-cell table:formula="of:=[.$E7]*EXP(-[.$D7]*[.H$1])" office:value-type="float" office:value="41.6795327090909" calcext:value-type="float">
            <text:p>41,6795327090909</text:p>
          </table:table-cell>
          <table:table-cell table:formula="of:=[.$E7]*EXP(-[.$D7]*[.I$1])" office:value-type="float" office:value="31.1336798312479" calcext:value-type="float">
            <text:p>31,1336798312479</text:p>
          </table:table-cell>
          <table:table-cell table:formula="of:=[.$E7]*EXP(-[.$D7]*[.J$1])" office:value-type="float" office:value="17.3718344684818" calcext:value-type="float">
            <text:p>17,3718344684818</text:p>
          </table:table-cell>
          <table:table-cell table:formula="of:=[.$E7]*EXP(-[.$D7]*[.K$1])" office:value-type="float" office:value="9.6930601983465" calcext:value-type="float">
            <text:p>9,6930601983465</text:p>
          </table:table-cell>
          <table:table-cell table:formula="of:=[.$E7]*EXP(-[.$D7]*[.L$1])" office:value-type="float" office:value="5.40849132423148" calcext:value-type="float">
            <text:p>5,4084913242314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y3</text:p>
          </table:table-cell>
          <table:table-cell office:value-type="float" office:value="20" calcext:value-type="float">
            <text:p>20</text:p>
          </table:table-cell>
          <table:table-cell office:value-type="float" office:value="0.0043" calcext:value-type="float">
            <text:p>0,0043</text:p>
          </table:table-cell>
          <table:table-cell office:value-type="float" office:value="100" calcext:value-type="float">
            <text:p>100</text:p>
          </table:table-cell>
          <table:table-cell table:formula="of:=[.$E8]*EXP(-[.$D8]*[.F$1])" office:value-type="float" office:value="95.7911390067031" calcext:value-type="float">
            <text:p>95,7911390067031</text:p>
          </table:table-cell>
          <table:table-cell table:formula="of:=[.$E8]*EXP(-[.$D8]*[.G$1])" office:value-type="float" office:value="91.7594231220151" calcext:value-type="float">
            <text:p>91,7594231220151</text:p>
          </table:table-cell>
          <table:table-cell/>
          <table:table-cell table:formula="of:=[.$E8]*EXP(-[.$D8]*[.I$1])" office:value-type="float" office:value="84.19791731685" calcext:value-type="float">
            <text:p>84,19791731685</text:p>
          </table:table-cell>
          <table:table-cell table:formula="of:=[.$E8]*EXP(-[.$D8]*[.J$1])" office:value-type="float" office:value="77.2595232106928" calcext:value-type="float">
            <text:p>77,2595232106928</text:p>
          </table:table-cell>
          <table:table-cell table:formula="of:=[.$E8]*EXP(-[.$D8]*[.K$1])" office:value-type="float" office:value="70.8928928049511" calcext:value-type="float">
            <text:p>70,8928928049511</text:p>
          </table:table-cell>
          <table:table-cell table:formula="of:=[.$E8]*EXP(-[.$D8]*[.L$1])" office:value-type="float" office:value="65.0509094723317" calcext:value-type="float">
            <text:p>65,050909472331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y3</text:p>
          </table:table-cell>
          <table:table-cell office:value-type="float" office:value="30" calcext:value-type="float">
            <text:p>30</text:p>
          </table:table-cell>
          <table:table-cell table:formula="of:=1.98*[.D8]" office:value-type="float" office:value="0.008514" calcext:value-type="float">
            <text:p>0,008514</text:p>
          </table:table-cell>
          <table:table-cell office:value-type="float" office:value="100" calcext:value-type="float">
            <text:p>100</text:p>
          </table:table-cell>
          <table:table-cell table:formula="of:=[.$E9]*EXP(-[.$D9]*[.F$1])" office:value-type="float" office:value="91.8383701682641" calcext:value-type="float">
            <text:p>91,8383701682641</text:p>
          </table:table-cell>
          <table:table-cell table:formula="of:=[.$E9]*EXP(-[.$D9]*[.G$1])" office:value-type="float" office:value="84.3428623516311" calcext:value-type="float">
            <text:p>84,3428623516311</text:p>
          </table:table-cell>
          <table:table-cell table:formula="of:=[.$E9]*EXP(-[.$D9]*[.H$1])" office:value-type="float" office:value="77.4591101370005" calcext:value-type="float">
            <text:p>77,4591101370005</text:p>
          </table:table-cell>
          <table:table-cell table:formula="of:=[.$E9]*EXP(-[.$D9]*[.I$1])" office:value-type="float" office:value="71.1371842966619" calcext:value-type="float">
            <text:p>71,1371842966619</text:p>
          </table:table-cell>
          <table:table-cell table:formula="of:=[.$E9]*EXP(-[.$D9]*[.J$1])" office:value-type="float" office:value="59.9991374321597" calcext:value-type="float">
            <text:p>59,9991374321597</text:p>
          </table:table-cell>
          <table:table-cell table:formula="of:=[.$E9]*EXP(-[.$D9]*[.K$1])" office:value-type="float" office:value="50.6049898965724" calcext:value-type="float">
            <text:p>50,6049898965724</text:p>
          </table:table-cell>
          <table:table-cell table:formula="of:=[.$E9]*EXP(-[.$D9]*[.L$1])" office:value-type="float" office:value="42.6816969715229" calcext:value-type="float">
            <text:p>42,681696971522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y3</text:p>
          </table:table-cell>
          <table:table-cell office:value-type="float" office:value="40" calcext:value-type="float">
            <text:p>40</text:p>
          </table:table-cell>
          <table:table-cell table:formula="of:=[.D9]*2.07" office:value-type="float" office:value="0.01762398" calcext:value-type="float">
            <text:p>0,01762398</text:p>
          </table:table-cell>
          <table:table-cell office:value-type="float" office:value="100" calcext:value-type="float">
            <text:p>100</text:p>
          </table:table-cell>
          <table:table-cell table:formula="of:=[.$E10]*EXP(-[.$D10]*[.F$1])" office:value-type="float" office:value="83.8416906854704" calcext:value-type="float">
            <text:p>83,8416906854704</text:p>
          </table:table-cell>
          <table:table-cell/>
          <table:table-cell table:formula="of:=[.$E10]*EXP(-[.$D10]*[.H$1])" office:value-type="float" office:value="58.9359220045959" calcext:value-type="float">
            <text:p>58,9359220045959</text:p>
          </table:table-cell>
          <table:table-cell table:formula="of:=[.$E10]*EXP(-[.$D10]*[.I$1])" office:value-type="float" office:value="49.4128734297233" calcext:value-type="float">
            <text:p>49,4128734297233</text:p>
          </table:table-cell>
          <table:table-cell table:formula="of:=[.$E10]*EXP(-[.$D10]*[.J$1])" office:value-type="float" office:value="34.7344290253181" calcext:value-type="float">
            <text:p>34,7344290253181</text:p>
          </table:table-cell>
          <table:table-cell table:formula="of:=[.$E10]*EXP(-[.$D10]*[.K$1])" office:value-type="float" office:value="24.4163206058186" calcext:value-type="float">
            <text:p>24,4163206058186</text:p>
          </table:table-cell>
          <table:table-cell table:formula="of:=[.$E10]*EXP(-[.$D10]*[.L$1])" office:value-type="float" office:value="17.1632794508175" calcext:value-type="float">
            <text:p>17,16327945081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7T22:50:18.844362516</dc:date>
    <meta:editing-duration>PT5M24S</meta:editing-duration>
    <meta:editing-cycles>2</meta:editing-cycles>
    <meta:generator>LibreOffice/6.4.7.2$Linux_X86_64 LibreOffice_project/40$Build-2</meta:generator>
    <meta:document-statistic meta:table-count="1" meta:cell-count="120" meta:object-count="0"/>
  </office:meta>
</office:document-meta>
</file>